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6-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32" calcext:value-type="float">
            <text:p>32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0:.G10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09:42:54.491702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04T12:54:04.743335304</dc:date>
    <meta:editing-duration>P1DT17H4M45S</meta:editing-duration>
    <meta:editing-cycles>45</meta:editing-cycles>
    <meta:generator>LibreOffice/7.5.4.2$Linux_X86_64 LibreOffice_project/50$Build-2</meta:generator>
    <meta:document-statistic meta:table-count="1" meta:cell-count="43" meta:object-count="0"/>
  </office:meta>
</office:document-meta>
</file>